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5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_20__28_var_29_" svg:stroke-width="0.05cm" svg:stroke-color="#66666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cm" svg:stroke-color="#66666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ntarell" fo:font-size="8pt" style:font-size-asian="8pt" style:font-size-complex="8pt"/>
    </style:style>
    <style:style style:name="P3" style:family="paragraph">
      <style:paragraph-properties fo:text-align="center"/>
      <style:text-properties style:font-name="Cantarell" fo:font-size="8pt" fo:font-weight="bold" style:font-size-asian="8pt" style:font-weight-asian="bold" style:font-size-complex="8pt" style:font-weight-complex="bold"/>
    </style:style>
    <style:style style:name="P4" style:family="paragraph">
      <style:text-properties style:font-name="Cantarell" fo:font-size="12pt" style:font-size-asian="12pt" style:font-size-complex="12pt"/>
    </style:style>
    <style:style style:name="P5" style:family="paragraph">
      <style:paragraph-properties fo:text-align="center"/>
      <style:text-properties fo:color="#ffffff" fo:font-size="10pt" style:font-size-asian="10pt" style:font-size-complex="10pt"/>
    </style:style>
    <style:style style:name="P6" style:family="paragraph">
      <style:paragraph-properties fo:text-align="center"/>
      <style:text-properties fo:color="#ffffff" style:font-name="Cantarell" fo:font-size="10pt" style:font-size-asian="10pt" style:font-size-complex="10pt"/>
    </style:style>
    <style:style style:name="T1" style:family="text">
      <style:text-properties style:font-name="Cantarell" fo:font-size="8pt" style:font-size-asian="8pt" style:font-size-complex="8pt"/>
    </style:style>
    <style:style style:name="T2" style:family="text">
      <style:text-properties style:font-name="Cantarel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Cantarell" fo:font-size="12pt" style:font-size-asian="12pt" style:font-size-complex="12pt"/>
    </style:style>
    <style:style style:name="T4" style:family="text">
      <style:text-properties fo:color="#ffffff" style:font-name="Cantarel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cm" svg:height="4cm" svg:x="6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" draw:text-style-name="P1" draw:layer="layout" svg:x1="7.4cm" svg:y1="13.5cm" svg:x2="7.7cm" svg:y2="13.5cm">
              <text:p/>
            </draw:line>
            <draw:line draw:style-name="gr2" draw:text-style-name="P1" draw:layer="layout" svg:x1="8.3cm" svg:y1="14.5cm" svg:x2="7.7cm" svg:y2="13.5cm">
              <text:p/>
            </draw:line>
            <draw:line draw:style-name="gr2" draw:text-style-name="P1" draw:layer="layout" svg:x1="8.3cm" svg:y1="13.5cm" svg:x2="7.7cm" svg:y2="14.5cm">
              <text:p/>
            </draw:line>
            <draw:line draw:style-name="gr2" draw:text-style-name="P1" draw:layer="layout" svg:x1="7.4cm" svg:y1="14.5cm" svg:x2="7.7cm" svg:y2="14.5cm">
              <text:p/>
            </draw:line>
            <draw:line draw:style-name="gr2" draw:text-style-name="P1" draw:layer="layout" svg:x1="8.3cm" svg:y1="14.5cm" svg:x2="8.6cm" svg:y2="14.5cm">
              <text:p/>
            </draw:line>
            <draw:line draw:style-name="gr2" draw:text-style-name="P1" draw:layer="layout" svg:x1="8.3cm" svg:y1="13.5cm" svg:x2="8.6cm" svg:y2="13.5cm">
              <text:p/>
            </draw:line>
          </draw:g>
          <draw:g>
            <draw:custom-shape draw:style-name="gr3" draw:text-style-name="P2" draw:layer="layout" svg:width="1cm" svg:height="0.4cm" svg:x="9cm" svg:y="14cm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svg:x="9cm" svg:y="13.6cm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svg:x="8.7cm" svg:y="13.6cm">
              <text:p text:style-name="P1"><text:span text:style-name="T2">P</text:span></text:p>
              <text:p text:style-name="P1"><text:span text:style-name="T2">3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svg:x="6cm" svg:y="13.6cm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svg:x="6cm" svg:y="14cm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svg:x="7cm" svg:y="13.6cm">
              <text:p text:style-name="P1"><text:span text:style-name="T2">P</text:span></text:p>
              <text:p text:style-name="P1"><text:span text:style-name="T2">0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1.5707963267949) translate (7.6cm 16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1.5707963267949) translate (8cm 16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cm" svg:height="0.3cm" svg:x="7.6cm" svg:y="14.7cm">
              <text:p text:style-name="P1"><text:span text:style-name="T2">P <text:s/>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-1.5707963267949) translate (8.4cm 12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-1.5707963267949) translate (8cm 12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cm" svg:height="0.3cm" svg:x="7.6cm" svg:y="13cm">
              <text:p text:style-name="P1"><text:span text:style-name="T2">P <text:s/>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-0.785398163397448) translate (9.113cm 15.112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-0.785398163397448) translate (9.395cm 14.829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draw:transform="rotate (-0.785398163397448) translate (9.183cm 14.617cm)">
              <text:p text:style-name="P1"><text:span text:style-name="T2">P</text:span></text:p>
              <text:p text:style-name="P1"><text:span text:style-name="T2">2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76cm" svg:height="0.8cm" draw:transform="rotate (-0.785398163397448) translate (10.105cm 15.539cm)">
              <text:p text:style-name="P1"><text:span text:style-name="T2">L</text:span></text:p>
              <text:p text:style-name="P1"><text:span text:style-name="T2">I</text:span></text:p>
              <draw:enhanced-geometry svg:viewBox="0 0 21600 21600" draw:type="rectangle" draw:enhanced-path="M 0 0 L 21600 0 21600 21600 0 21600 0 0 Z N"/>
            </draw:custom-shape>
          </draw:g>
          <draw:frame draw:style-name="gr4" draw:text-style-name="P4" draw:layer="layout" svg:width="1.764cm" svg:height="1.2cm" svg:x="5.836cm" svg:y="12.4cm">
            <draw:text-box>
              <text:p><text:span text:style-name="T3">Router</text:span></text:p>
            </draw:text-box>
          </draw:frame>
        </draw:g>
        <draw:g>
          <draw:custom-shape draw:style-name="gr1" draw:text-style-name="P1" draw:layer="layout" svg:width="4cm" svg:height="4cm" svg:x="6cm" svg:y="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5" draw:text-style-name="P1" draw:layer="layout" svg:x1="7.4cm" svg:y1="18.5cm" svg:x2="7.7cm" svg:y2="18.5cm">
              <text:p/>
            </draw:line>
            <draw:line draw:style-name="gr5" draw:text-style-name="P1" draw:layer="layout" svg:x1="8.3cm" svg:y1="19.5cm" svg:x2="7.7cm" svg:y2="18.5cm">
              <text:p/>
            </draw:line>
            <draw:line draw:style-name="gr5" draw:text-style-name="P1" draw:layer="layout" svg:x1="8.3cm" svg:y1="18.5cm" svg:x2="7.7cm" svg:y2="19.5cm">
              <text:p/>
            </draw:line>
            <draw:line draw:style-name="gr5" draw:text-style-name="P1" draw:layer="layout" svg:x1="7.4cm" svg:y1="19.5cm" svg:x2="7.7cm" svg:y2="19.5cm">
              <text:p/>
            </draw:line>
            <draw:line draw:style-name="gr5" draw:text-style-name="P1" draw:layer="layout" svg:x1="8.3cm" svg:y1="19.5cm" svg:x2="8.6cm" svg:y2="19.5cm">
              <text:p/>
            </draw:line>
            <draw:line draw:style-name="gr5" draw:text-style-name="P1" draw:layer="layout" svg:x1="8.3cm" svg:y1="18.5cm" svg:x2="8.6cm" svg:y2="18.5cm">
              <text:p/>
            </draw:line>
          </draw:g>
          <draw:g>
            <draw:custom-shape draw:style-name="gr3" draw:text-style-name="P2" draw:layer="layout" svg:width="1cm" svg:height="0.4cm" svg:x="9cm" svg:y="19cm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svg:x="9cm" svg:y="18.6cm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svg:x="8.7cm" svg:y="18.6cm">
              <text:p text:style-name="P1"><text:span text:style-name="T2">P</text:span></text:p>
              <text:p text:style-name="P1"><text:span text:style-name="T2">3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svg:x="6cm" svg:y="18.6cm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svg:x="6cm" svg:y="19cm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svg:x="7cm" svg:y="18.6cm">
              <text:p text:style-name="P1"><text:span text:style-name="T2">P</text:span></text:p>
              <text:p text:style-name="P1"><text:span text:style-name="T2">0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1.5707963267949) translate (7.6cm 21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1.5707963267949) translate (8cm 21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cm" svg:height="0.3cm" svg:x="7.6cm" svg:y="19.7cm">
              <text:p text:style-name="P1"><text:span text:style-name="T2">P <text:s/>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-1.5707963267949) translate (8.4cm 17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-1.5707963267949) translate (8cm 17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cm" svg:height="0.3cm" svg:x="7.6cm" svg:y="18cm">
              <text:p text:style-name="P1"><text:span text:style-name="T2">P <text:s/>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-0.785398163397448) translate (9.113cm 20.112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-0.785398163397448) translate (9.395cm 19.829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draw:transform="rotate (-0.785398163397448) translate (9.183cm 19.617cm)">
              <text:p text:style-name="P1"><text:span text:style-name="T2">P</text:span></text:p>
              <text:p text:style-name="P1"><text:span text:style-name="T2">2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76cm" svg:height="0.8cm" draw:transform="rotate (-0.785398163397448) translate (10.105cm 20.539cm)">
              <text:p text:style-name="P1"><text:span text:style-name="T2">L</text:span></text:p>
              <text:p text:style-name="P1"><text:span text:style-name="T2">I</text:span></text:p>
              <draw:enhanced-geometry svg:viewBox="0 0 21600 21600" draw:type="rectangle" draw:enhanced-path="M 0 0 L 21600 0 21600 21600 0 21600 0 0 Z N"/>
            </draw:custom-shape>
          </draw:g>
          <draw:frame draw:style-name="gr4" draw:text-style-name="P4" draw:layer="layout" svg:width="1.764cm" svg:height="1.2cm" svg:x="5.836cm" svg:y="17.4cm">
            <draw:text-box>
              <text:p><text:span text:style-name="T3">Router</text:span></text:p>
            </draw:text-box>
          </draw:frame>
        </draw:g>
        <draw:g>
          <draw:custom-shape draw:style-name="gr1" draw:text-style-name="P1" draw:layer="layout" svg:width="4cm" svg:height="4cm" svg:x="11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5" draw:text-style-name="P1" draw:layer="layout" svg:x1="12.4cm" svg:y1="13.5cm" svg:x2="12.7cm" svg:y2="13.5cm">
              <text:p/>
            </draw:line>
            <draw:line draw:style-name="gr5" draw:text-style-name="P1" draw:layer="layout" svg:x1="13.3cm" svg:y1="14.5cm" svg:x2="12.7cm" svg:y2="13.5cm">
              <text:p/>
            </draw:line>
            <draw:line draw:style-name="gr5" draw:text-style-name="P1" draw:layer="layout" svg:x1="13.3cm" svg:y1="13.5cm" svg:x2="12.7cm" svg:y2="14.5cm">
              <text:p/>
            </draw:line>
            <draw:line draw:style-name="gr5" draw:text-style-name="P1" draw:layer="layout" svg:x1="12.4cm" svg:y1="14.5cm" svg:x2="12.7cm" svg:y2="14.5cm">
              <text:p/>
            </draw:line>
            <draw:line draw:style-name="gr5" draw:text-style-name="P1" draw:layer="layout" svg:x1="13.3cm" svg:y1="14.5cm" svg:x2="13.6cm" svg:y2="14.5cm">
              <text:p/>
            </draw:line>
            <draw:line draw:style-name="gr5" draw:text-style-name="P1" draw:layer="layout" svg:x1="13.3cm" svg:y1="13.5cm" svg:x2="13.6cm" svg:y2="13.5cm">
              <text:p/>
            </draw:line>
          </draw:g>
          <draw:g>
            <draw:custom-shape draw:style-name="gr3" draw:text-style-name="P2" draw:layer="layout" svg:width="1cm" svg:height="0.4cm" svg:x="14cm" svg:y="14cm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svg:x="14cm" svg:y="13.6cm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svg:x="13.7cm" svg:y="13.6cm">
              <text:p text:style-name="P1"><text:span text:style-name="T2">P</text:span></text:p>
              <text:p text:style-name="P1"><text:span text:style-name="T2">3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svg:x="11cm" svg:y="13.6cm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svg:x="11cm" svg:y="14cm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svg:x="12cm" svg:y="13.6cm">
              <text:p text:style-name="P1"><text:span text:style-name="T2">P</text:span></text:p>
              <text:p text:style-name="P1"><text:span text:style-name="T2">0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1.5707963267949) translate (12.6cm 16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1.5707963267949) translate (13cm 16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cm" svg:height="0.3cm" svg:x="12.6cm" svg:y="14.7cm">
              <text:p text:style-name="P1"><text:span text:style-name="T2">P <text:s/>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-1.5707963267949) translate (13.4cm 12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-1.5707963267949) translate (13cm 12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cm" svg:height="0.3cm" svg:x="12.6cm" svg:y="13cm">
              <text:p text:style-name="P1"><text:span text:style-name="T2">P <text:s/>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-0.785398163397448) translate (14.113cm 15.112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-0.785398163397448) translate (14.395cm 14.829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draw:transform="rotate (-0.785398163397448) translate (14.183cm 14.617cm)">
              <text:p text:style-name="P1"><text:span text:style-name="T2">P</text:span></text:p>
              <text:p text:style-name="P1"><text:span text:style-name="T2">2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76cm" svg:height="0.8cm" draw:transform="rotate (-0.785398163397448) translate (15.105cm 15.539cm)">
              <text:p text:style-name="P1"><text:span text:style-name="T2">L</text:span></text:p>
              <text:p text:style-name="P1"><text:span text:style-name="T2">I</text:span></text:p>
              <draw:enhanced-geometry svg:viewBox="0 0 21600 21600" draw:type="rectangle" draw:enhanced-path="M 0 0 L 21600 0 21600 21600 0 21600 0 0 Z N"/>
            </draw:custom-shape>
          </draw:g>
          <draw:frame draw:style-name="gr4" draw:text-style-name="P4" draw:layer="layout" svg:width="1.764cm" svg:height="1.2cm" svg:x="10.836cm" svg:y="12.4cm">
            <draw:text-box>
              <text:p><text:span text:style-name="T3">Router</text:span></text:p>
            </draw:text-box>
          </draw:frame>
        </draw:g>
        <draw:g>
          <draw:custom-shape draw:style-name="gr1" draw:text-style-name="P1" draw:layer="layout" svg:width="4cm" svg:height="4cm" svg:x="11cm" svg:y="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5" draw:text-style-name="P1" draw:layer="layout" svg:x1="12.4cm" svg:y1="18.5cm" svg:x2="12.7cm" svg:y2="18.5cm">
              <text:p/>
            </draw:line>
            <draw:line draw:style-name="gr5" draw:text-style-name="P1" draw:layer="layout" svg:x1="13.3cm" svg:y1="19.5cm" svg:x2="12.7cm" svg:y2="18.5cm">
              <text:p/>
            </draw:line>
            <draw:line draw:style-name="gr5" draw:text-style-name="P1" draw:layer="layout" svg:x1="13.3cm" svg:y1="18.5cm" svg:x2="12.7cm" svg:y2="19.5cm">
              <text:p/>
            </draw:line>
            <draw:line draw:style-name="gr5" draw:text-style-name="P1" draw:layer="layout" svg:x1="12.4cm" svg:y1="19.5cm" svg:x2="12.7cm" svg:y2="19.5cm">
              <text:p/>
            </draw:line>
            <draw:line draw:style-name="gr5" draw:text-style-name="P1" draw:layer="layout" svg:x1="13.3cm" svg:y1="19.5cm" svg:x2="13.6cm" svg:y2="19.5cm">
              <text:p/>
            </draw:line>
            <draw:line draw:style-name="gr5" draw:text-style-name="P1" draw:layer="layout" svg:x1="13.3cm" svg:y1="18.5cm" svg:x2="13.6cm" svg:y2="18.5cm">
              <text:p/>
            </draw:line>
          </draw:g>
          <draw:g>
            <draw:custom-shape draw:style-name="gr3" draw:text-style-name="P2" draw:layer="layout" svg:width="1cm" svg:height="0.4cm" svg:x="14cm" svg:y="19cm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svg:x="14cm" svg:y="18.6cm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svg:x="13.7cm" svg:y="18.6cm">
              <text:p text:style-name="P1"><text:span text:style-name="T2">P</text:span></text:p>
              <text:p text:style-name="P1"><text:span text:style-name="T2">3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svg:x="11cm" svg:y="18.6cm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svg:x="11cm" svg:y="19cm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svg:x="12cm" svg:y="18.6cm">
              <text:p text:style-name="P1"><text:span text:style-name="T2">P</text:span></text:p>
              <text:p text:style-name="P1"><text:span text:style-name="T2">0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1.5707963267949) translate (12.6cm 21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1.5707963267949) translate (13cm 21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cm" svg:height="0.3cm" svg:x="12.6cm" svg:y="19.7cm">
              <text:p text:style-name="P1"><text:span text:style-name="T2">P <text:s/>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-1.5707963267949) translate (13.4cm 17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-1.5707963267949) translate (13cm 17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8cm" svg:height="0.3cm" svg:x="12.6cm" svg:y="18cm">
              <text:p text:style-name="P1"><text:span text:style-name="T2">P <text:s/>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1cm" svg:height="0.4cm" draw:transform="rotate (-0.785398163397448) translate (14.113cm 20.112cm)">
              <text:p text:style-name="P1"><text:span text:style-name="T1">In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0.4cm" draw:transform="rotate (-0.785398163397448) translate (14.395cm 19.829cm)">
              <text:p text:style-name="P1"><text:span text:style-name="T1">egres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3cm" svg:height="0.8cm" draw:transform="rotate (-0.785398163397448) translate (14.183cm 19.617cm)">
              <text:p text:style-name="P1"><text:span text:style-name="T2">P</text:span></text:p>
              <text:p text:style-name="P1"><text:span text:style-name="T2">2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276cm" svg:height="0.8cm" draw:transform="rotate (-0.785398163397448) translate (15.105cm 20.539cm)">
              <text:p text:style-name="P1"><text:span text:style-name="T2">L</text:span></text:p>
              <text:p text:style-name="P1"><text:span text:style-name="T2">I</text:span></text:p>
              <draw:enhanced-geometry svg:viewBox="0 0 21600 21600" draw:type="rectangle" draw:enhanced-path="M 0 0 L 21600 0 21600 21600 0 21600 0 0 Z N"/>
            </draw:custom-shape>
          </draw:g>
          <draw:frame draw:style-name="gr4" draw:text-style-name="P4" draw:layer="layout" svg:width="1.764cm" svg:height="1.2cm" svg:x="10.836cm" svg:y="17.4cm">
            <draw:text-box>
              <text:p><text:span text:style-name="T3">Router</text:span></text:p>
            </draw:text-box>
          </draw:frame>
        </draw:g>
        <draw:line draw:style-name="gr6" draw:text-style-name="P1" draw:layer="layout" svg:x1="10cm" svg:y1="13.8cm" svg:x2="11cm" svg:y2="13.8cm">
          <text:p/>
        </draw:line>
        <draw:line draw:style-name="gr6" draw:text-style-name="P1" draw:layer="layout" svg:x1="11cm" svg:y1="14.2cm" svg:x2="10cm" svg:y2="14.2cm">
          <text:p/>
        </draw:line>
        <draw:line draw:style-name="gr6" draw:text-style-name="P1" draw:layer="layout" svg:x1="13.2cm" svg:y1="16cm" svg:x2="13.2cm" svg:y2="17cm">
          <text:p/>
        </draw:line>
        <draw:line draw:style-name="gr6" draw:text-style-name="P1" draw:layer="layout" svg:x1="12.8cm" svg:y1="17cm" svg:x2="12.8cm" svg:y2="16cm">
          <text:p/>
        </draw:line>
        <draw:line draw:style-name="gr6" draw:text-style-name="P1" draw:layer="layout" svg:x1="8.2cm" svg:y1="16cm" svg:x2="8.2cm" svg:y2="17cm">
          <text:p/>
        </draw:line>
        <draw:line draw:style-name="gr6" draw:text-style-name="P1" draw:layer="layout" svg:x1="7.8cm" svg:y1="17cm" svg:x2="7.8cm" svg:y2="16cm">
          <text:p/>
        </draw:line>
        <draw:line draw:style-name="gr6" draw:text-style-name="P1" draw:layer="layout" svg:x1="10cm" svg:y1="18.8cm" svg:x2="11cm" svg:y2="18.8cm">
          <text:p/>
        </draw:line>
        <draw:line draw:style-name="gr6" draw:text-style-name="P1" draw:layer="layout" svg:x1="11cm" svg:y1="19.2cm" svg:x2="10cm" svg:y2="19.2cm">
          <text:p/>
        </draw:line>
        <draw:line draw:style-name="gr7" draw:text-style-name="P1" draw:layer="layout" svg:x1="8.2cm" svg:y1="21cm" svg:x2="8.2cm" svg:y2="22cm">
          <text:p/>
        </draw:line>
        <draw:line draw:style-name="gr7" draw:text-style-name="P1" draw:layer="layout" svg:x1="7.8cm" svg:y1="22cm" svg:x2="7.8cm" svg:y2="21cm">
          <text:p/>
        </draw:line>
        <draw:line draw:style-name="gr7" draw:text-style-name="P1" draw:layer="layout" svg:x1="13.2cm" svg:y1="21cm" svg:x2="13.2cm" svg:y2="22cm">
          <text:p/>
        </draw:line>
        <draw:line draw:style-name="gr7" draw:text-style-name="P1" draw:layer="layout" svg:x1="12.8cm" svg:y1="22cm" svg:x2="12.8cm" svg:y2="21cm">
          <text:p/>
        </draw:line>
        <draw:line draw:style-name="gr8" draw:text-style-name="P1" draw:layer="layout" svg:x1="15cm" svg:y1="18.8cm" svg:x2="16cm" svg:y2="18.8cm">
          <text:p/>
        </draw:line>
        <draw:line draw:style-name="gr8" draw:text-style-name="P1" draw:layer="layout" svg:x1="16cm" svg:y1="19.2cm" svg:x2="15cm" svg:y2="19.2cm">
          <text:p/>
        </draw:line>
        <draw:line draw:style-name="gr8" draw:text-style-name="P1" draw:layer="layout" svg:x1="15cm" svg:y1="13.8cm" svg:x2="16cm" svg:y2="13.8cm">
          <text:p/>
        </draw:line>
        <draw:line draw:style-name="gr8" draw:text-style-name="P1" draw:layer="layout" svg:x1="16cm" svg:y1="14.2cm" svg:x2="15cm" svg:y2="14.2cm">
          <text:p/>
        </draw:line>
        <draw:line draw:style-name="gr8" draw:text-style-name="P1" draw:layer="layout" svg:x1="5cm" svg:y1="18.8cm" svg:x2="6cm" svg:y2="18.8cm">
          <text:p/>
        </draw:line>
        <draw:line draw:style-name="gr8" draw:text-style-name="P1" draw:layer="layout" svg:x1="6cm" svg:y1="19.2cm" svg:x2="5cm" svg:y2="19.2cm">
          <text:p/>
        </draw:line>
        <draw:line draw:style-name="gr8" draw:text-style-name="P1" draw:layer="layout" svg:x1="5cm" svg:y1="13.8cm" svg:x2="6cm" svg:y2="13.8cm">
          <text:p/>
        </draw:line>
        <draw:line draw:style-name="gr8" draw:text-style-name="P1" draw:layer="layout" svg:x1="6cm" svg:y1="14.2cm" svg:x2="5cm" svg:y2="14.2cm">
          <text:p/>
        </draw:line>
        <draw:line draw:style-name="gr7" draw:text-style-name="P1" draw:layer="layout" svg:x1="8.2cm" svg:y1="11cm" svg:x2="8.2cm" svg:y2="12cm">
          <text:p/>
        </draw:line>
        <draw:line draw:style-name="gr7" draw:text-style-name="P1" draw:layer="layout" svg:x1="7.8cm" svg:y1="12cm" svg:x2="7.8cm" svg:y2="11cm">
          <text:p/>
        </draw:line>
        <draw:line draw:style-name="gr7" draw:text-style-name="P1" draw:layer="layout" svg:x1="13.2cm" svg:y1="11cm" svg:x2="13.2cm" svg:y2="12cm">
          <text:p/>
        </draw:line>
        <draw:line draw:style-name="gr7" draw:text-style-name="P1" draw:layer="layout" svg:x1="12.8cm" svg:y1="12cm" svg:x2="12.8cm" svg:y2="11cm">
          <text:p/>
        </draw:line>
        <draw:custom-shape draw:style-name="gr9" draw:text-style-name="P6" draw:layer="layout" svg:width="1cm" svg:height="1cm" draw:transform="rotate (0.785398163397448) translate (9.662cm 16.383cm)">
          <text:p text:style-name="P5"><text:span text:style-name="T4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1cm" svg:height="1cm" draw:transform="rotate (0.785398163397448) translate (14.674cm 16.371cm)">
          <text:p text:style-name="P5"><text:span text:style-name="T4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1cm" svg:height="1cm" draw:transform="rotate (0.785398163397448) translate (9.65cm 21.381cm)">
          <text:p text:style-name="P5"><text:span text:style-name="T4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1cm" svg:height="1cm" draw:transform="rotate (0.785398163397448) translate (14.662cm 21.369cm)">
          <text:p text:style-name="P5"><text:span text:style-name="T4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</meta:initial-creator>
    <meta:creation-date>2014-02-22T17:02:40.267213931</meta:creation-date>
    <meta:generator>LibreOffice/4.1.4.2$Linux_X86_64 LibreOffice_project/410m0$Build-2</meta:generator>
    <dc:date>2014-02-23T11:01:52.794518994</dc:date>
    <dc:creator>Christophe </dc:creator>
    <meta:editing-duration>PT15M59S</meta:editing-duration>
    <meta:editing-cycles>11</meta:editing-cycles>
    <meta:document-statistic meta:object-count="152"/>
  </office:meta>
</office:document-meta>
</file>